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T ASCII TABLE</text:p>
      <text:p text:style-name="Standard"/>
      <text:p text:style-name="Standard">DrgnS{TheFlag}</text:p>
      <text:p text:style-name="Standard">open ida pro</text:p>
      <text:p text:style-name="Standard">disas elf file</text:p>
      <text:p text:style-name="Standard">click to main function</text:p>
      <text:p text:style-name="Standard">look around, what do we see? (notice the strings, notice the function on the right. <text:s/>What is it doing?)</text:p>
      <text:p text:style-name="Standard">check out the function (break on it, run it in gdb)</text:p>
      <text:p text:style-name="Standard">get them to figure out it capitilizes and decapitilizes and that it looks in between the ranges.</text:p>
      <text:p text:style-name="Standard">Next let's take a look at the left side compare function, break on it.</text:p>
      <text:p text:style-name="Standard">Ok so the compare function appears to return into EAX, but based on IDA it's pretty easy to see that the only difference is that it puts in Excellent work. <text:s/>But that doesn't get printed to the screen, so what is going on? <text:s/>Look for the hints (NOPE, and let's look for references to outputting to the screen)</text:p>
      <text:p text:style-name="Standard">puts, printf, putchar, check the references to them all.</text:p>
      <text:p text:style-name="Standard">Holy crapola, that's a lot of puts. <text:s/>What does putchar take? <text:s/>Hmm, one argument. <text:s/>Those look like ascii don't they! <text:s/>Let's look at the small one!</text:p>
      <text:p text:style-name="Standard">Hey it appears to be Nope! With an "!". <text:s/>Interesting.</text:p>
      <text:p text:style-name="Standard">OK so we now think that MAYBE we are in the right spot. <text:s/>So what's going on.</text:p>
      <text:p text:style-name="Standard">Ok now let's break on the big chunk and see what's going on. <text:s/></text:p>
      <text:p text:style-name="Standard">Break on the top or bottom of the function and check it out</text:p>
      <text:p text:style-name="Standard">OK, now we seem to have an idea of whats going on. </text:p>
      <text:p text:style-name="Standard">Let's telescope on the memory address of stuff, wow there is a possible key, let's try it 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2T14:07:56.52</meta:creation-date>
    <meta:document-statistic meta:table-count="0" meta:image-count="0" meta:object-count="0" meta:page-count="1" meta:paragraph-count="18" meta:word-count="251" meta:character-count="1299"/>
    <dc:date>2015-05-02T14:08:15.79</dc:date>
    <meta:editing-duration>PT19S</meta:editing-duration>
    <meta:editing-cycles>1</meta:editing-cycles>
    <meta:generator>OpenOffice/4.0.0$Win32 OpenOffice.org_project/400m3$Build-9702</meta:generator>
  </office:meta>
</office:document-meta>
</file>